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Engine.eval( String source , int lineNo , int columnNo , Object oscrip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JavaEngine.call( Object object , String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Engine.internalCall( Object object , String method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vaEngine.accept( File di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Engine.openUniqueFile( String directory , String prefix , String suffi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neratedFile.GeneratedFile( File file , FileOutputStream fos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Engine.compileScript( String source , int lineNo , int columnNo , Object script , CodeBuffer c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Engine.Java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gine.initialize( BSFManager mgr , String lang , Vector declar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